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emperatu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emperatur ist ein Maß für die mittlere Energie, die in den ungeordneten, zufälligen Translationen, Schwingungen und Rotationen der Moleküle enthalten ist, es ist eine <text:span text:style-name="T1">System</text:span>größe. </text:p>
            <text:p/>
            <text:p>Sie charakterisiert das thermische Gleichgewicht: <text:s/>Wenn zwei Körper dieselbe Temperatur haben, dann fließt keine Wärme zwischen ihnen, auch wenn sie miteinander in direktem Kontakt ste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Wärme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Wärme ist eine Form von Energie, die von einem auf einen anderen Körper übergeht, wenn die Temperatur unterschiedlich ist. </text:p>
            <text:p/>
            <text:p>Die Wärme ist ein Maß der inneren Energie, die zwischen Körpern unterschiedlicher Temperatur ausgetauscht wird: sie ist, ähnlich wie die Arbeit, eine <text:span text:style-name="T1">Prozess</text:span>größ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Unterschied zwischen Wärme und Temperatu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emperatur ist eine Systemgröße: sie ist durch den Zustand eines Systems bestimmt.</text:p>
            <text:p/>
            <text:p>Wärme ist eine Prozessgröße: sie wird durch den Austauschprozess bestimmt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nomalie des Wasser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Seine <text:span text:style-name="T1">Dichte</text:span> nimmt bei fortgesetzter Abkühlung unterhalb einer bestimmten Temperatur (~4° C) wieder ab. So hat insbesondere der Feststoff Eis eine geringere Dichte als flüssiges Wasser und schwimmt dadurch oben. </text:p>
            <text:p/>
            <text:p>Das Verhalten ist anomal, da üblicherweise die Dichte bei Abkühlung zunimmt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Gesetz von Boyle-Mariott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r <text:span text:style-name="T2">festen Temperatur</text:span> ist das Produkt aus Volumen <text:span text:style-name="T1">V</text:span> und Druck <text:span text:style-name="T1">p</text:span> konstant:</text:p>
            <text:p/>
            <text:p/>
          </draw:text-box>
        </draw:frame>
        <draw:frame draw:style-name="gr2" draw:text-style-name="P1" draw:layer="layout" svg:width="14.457cm" svg:height="1.122cm" svg:x="6.771cm" svg:y="12.938cm">
          <text:p/>
          <draw:object xlink:href="../Gesetz%20von%20Boyle-Mariotte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6.393cm" svg:height="3.061cm" svg:x="5.803cm" svg:y="14.969cm">
          <text:p/>
          <draw:object xlink:href="../Gesetz%20von%20Boyle-Mariotte%20alternative%20Formulier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Gesetz von Charle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Volumen idealer Gase ist bei gleichbleibendem Druck (isobare Zustandsänderung) und gleichbleibender Stoffmenge direkt proportional zur Temperatur:</text:p>
            <text:p/>
            <text:p/>
          </draw:text-box>
        </draw:frame>
        <draw:frame draw:style-name="gr2" draw:text-style-name="P1" draw:layer="layout" svg:width="15.739cm" svg:height="3.061cm" svg:x="6.13cm" svg:y="12.969cm">
          <text:p/>
          <draw:object xlink:href="../Gesetz%20von%20Charles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53M59S</meta:editing-duration>
    <meta:editing-cycles>9</meta:editing-cycles>
    <meta:generator>LibreOffice/4.3.4.1$Windows_x86 LibreOffice_project/bc356b2f991740509f321d70e4512a6a54c5f243</meta:generator>
    <dc:date>2015-03-27T10:17:29.658000000</dc:date>
    <meta:document-statistic meta:object-count="120"/>
  </office:meta>
</office:document-meta>
</file>